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40000013638BD7B2948124952.png" manifest:media-type="image/png"/>
  <manifest:file-entry manifest:full-path="Pictures/1000000100000252000000A19F0F92C96E9EB552.png" manifest:media-type="image/png"/>
  <manifest:file-entry manifest:full-path="Pictures/100000010000048C000001343FCBEAB3B7EE9378.png" manifest:media-type="image/png"/>
  <manifest:file-entry manifest:full-path="Pictures/1000000100000484000000C5737C6E3E9E1F0918.png" manifest:media-type="image/png"/>
  <manifest:file-entry manifest:full-path="Pictures/100000010000033400000103986A63CF0C44DB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1.111cm" svg:width="17cm" svg:height="5.369cm" draw:z-index="0"><draw:image xlink:href="Pictures/100000010000033400000103986A63CF0C44DB5A.png" xlink:type="simple" xlink:show="embed" xlink:actuate="onLoad" draw:mime-type="image/png"/></draw:frame><draw:frame draw:style-name="fr1" draw:name="Image2" text:anchor-type="char" svg:x="-0.026cm" svg:y="5.424cm" svg:width="17cm" svg:height="2.896cm" draw:z-index="1"><draw:image xlink:href="Pictures/1000000100000484000000C5737C6E3E9E1F0918.png" xlink:type="simple" xlink:show="embed" xlink:actuate="onLoad" draw:mime-type="image/png"/></draw:frame><draw:frame draw:style-name="fr1" draw:name="Image3" text:anchor-type="char" svg:x="0.079cm" svg:y="9.604cm" svg:width="17cm" svg:height="4.498cm" draw:z-index="2"><draw:image xlink:href="Pictures/100000010000048C000001343FCBEAB3B7EE9378.png" xlink:type="simple" xlink:show="embed" xlink:actuate="onLoad" draw:mime-type="image/png"/></draw:frame><draw:frame draw:style-name="fr1" draw:name="Image4" text:anchor-type="char" svg:x="0.272cm" svg:y="14.79cm" svg:width="15.716cm" svg:height="4.26cm" draw:z-index="3"><draw:image xlink:href="Pictures/1000000100000252000000A19F0F92C96E9EB552.png" xlink:type="simple" xlink:show="embed" xlink:actuate="onLoad" draw:mime-type="image/png"/></draw:frame><draw:frame draw:style-name="fr1" draw:name="Image5" text:anchor-type="char" svg:x="0.385cm" svg:y="19.905cm" svg:width="17cm" svg:height="7.795cm" draw:z-index="4"><draw:image xlink:href="Pictures/10000001000002A40000013638BD7B29481249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7:27:22.982231699</meta:creation-date>
    <dc:date>2024-04-06T17:32:38.488759795</dc:date>
    <meta:editing-duration>PT5M15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